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25in"/>
    </style:style>
    <style:style style:name="Table1.B" style:family="table-column">
      <style:table-column-properties style:column-width="2.9917in"/>
    </style:style>
    <style:style style:name="Table1.C" style:family="table-column">
      <style:table-column-properties style:column-width="2.3104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e7635" officeooo:paragraph-rsid="000e7635"/>
    </style:style>
    <style:style style:name="P2" style:family="paragraph" style:parent-style-name="Standard">
      <style:text-properties officeooo:rsid="000efed3" officeooo:paragraph-rsid="000efed3"/>
    </style:style>
    <style:style style:name="P3" style:family="paragraph" style:parent-style-name="Standard">
      <style:text-properties officeooo:rsid="00140611" officeooo:paragraph-rsid="00140611"/>
    </style:style>
    <style:style style:name="P4" style:family="paragraph" style:parent-style-name="Standard">
      <style:text-properties officeooo:rsid="00140611" officeooo:paragraph-rsid="001f99dd"/>
    </style:style>
    <style:style style:name="P5" style:family="paragraph" style:parent-style-name="Standard">
      <style:text-properties officeooo:rsid="001b01af" officeooo:paragraph-rsid="001b01af"/>
    </style:style>
    <style:style style:name="P6" style:family="paragraph" style:parent-style-name="Standard">
      <style:text-properties fo:font-weight="bold" officeooo:rsid="000e7635" officeooo:paragraph-rsid="000e7635" style:font-weight-asian="bold" style:font-weight-complex="bold"/>
    </style:style>
    <style:style style:name="P7" style:family="paragraph" style:parent-style-name="Standard">
      <style:text-properties fo:font-weight="bold" officeooo:rsid="00159379" officeooo:paragraph-rsid="00159379" style:font-weight-asian="bold" style:font-weight-complex="bold"/>
    </style:style>
    <style:style style:name="P8" style:family="paragraph" style:parent-style-name="Standard">
      <style:text-properties fo:font-size="14pt" fo:font-weight="bold" officeooo:rsid="001b01af" officeooo:paragraph-rsid="001b01af" style:font-size-asian="14pt" style:font-weight-asian="bold" style:font-size-complex="14pt" style:font-weight-complex="bold"/>
    </style:style>
    <style:style style:name="P9" style:family="paragraph" style:parent-style-name="Table_20_Contents">
      <style:text-properties officeooo:rsid="001b84e2" officeooo:paragraph-rsid="001b84e2"/>
    </style:style>
    <style:style style:name="P10" style:family="paragraph" style:parent-style-name="Table_20_Contents">
      <style:text-properties fo:font-weight="bold" officeooo:rsid="001b84e2" officeooo:paragraph-rsid="001b84e2" style:font-weight-asian="bold" style:font-weight-complex="bold"/>
    </style:style>
    <style:style style:name="P11" style:family="paragraph" style:parent-style-name="Table_20_Contents" style:list-style-name="L1">
      <style:text-properties fo:font-weight="bold" officeooo:rsid="001ca45f" officeooo:paragraph-rsid="001ca45f" style:font-weight-asian="bold" style:font-weight-complex="bold"/>
    </style:style>
    <style:style style:name="P12" style:family="paragraph" style:parent-style-name="Table_20_Contents" style:list-style-name="L2">
      <style:text-properties fo:font-weight="bold" officeooo:rsid="001ca45f" officeooo:paragraph-rsid="001ca45f" style:font-weight-asian="bold" style:font-weight-complex="bold"/>
    </style:style>
    <style:style style:name="P13" style:family="paragraph" style:parent-style-name="Table_20_Contents" style:list-style-name="L3">
      <style:text-properties fo:font-weight="bold" officeooo:rsid="001ca45f" officeooo:paragraph-rsid="001ca45f" style:font-weight-asian="bold" style:font-weight-complex="bold"/>
    </style:style>
    <style:style style:name="P14" style:family="paragraph" style:parent-style-name="Table_20_Contents" style:list-style-name="L4">
      <style:text-properties fo:font-weight="bold" officeooo:rsid="001ca45f" officeooo:paragraph-rsid="001ca45f" style:font-weight-asian="bold" style:font-weight-complex="bold"/>
    </style:style>
    <style:style style:name="P15" style:family="paragraph" style:parent-style-name="Table_20_Contents" style:list-style-name="L5">
      <style:text-properties fo:font-weight="bold" officeooo:rsid="001ca45f" officeooo:paragraph-rsid="001ca45f" style:font-weight-asian="bold" style:font-weight-complex="bold"/>
    </style:style>
    <style:style style:name="P16" style:family="paragraph" style:parent-style-name="Table_20_Contents" style:list-style-name="L6">
      <style:text-properties fo:font-weight="bold" officeooo:rsid="001ca45f" officeooo:paragraph-rsid="001ca45f" style:font-weight-asian="bold" style:font-weight-complex="bold"/>
    </style:style>
    <style:style style:name="P17" style:family="paragraph" style:parent-style-name="Table_20_Contents" style:list-style-name="L1">
      <style:text-properties officeooo:rsid="001ca45f" officeooo:paragraph-rsid="001ca45f"/>
    </style:style>
    <style:style style:name="P18" style:family="paragraph" style:parent-style-name="Table_20_Contents" style:list-style-name="L2">
      <style:text-properties officeooo:rsid="001ca45f" officeooo:paragraph-rsid="001ca45f"/>
    </style:style>
    <style:style style:name="P19" style:family="paragraph" style:parent-style-name="Table_20_Contents" style:list-style-name="L3">
      <style:text-properties officeooo:rsid="001ca45f" officeooo:paragraph-rsid="001ca45f"/>
    </style:style>
    <style:style style:name="P20" style:family="paragraph" style:parent-style-name="Table_20_Contents" style:list-style-name="L5">
      <style:text-properties officeooo:rsid="001ca45f" officeooo:paragraph-rsid="001ca45f"/>
    </style:style>
    <style:style style:name="P21" style:family="paragraph" style:parent-style-name="Table_20_Contents" style:list-style-name="L6">
      <style:text-properties officeooo:rsid="001ca45f" officeooo:paragraph-rsid="001ca45f"/>
    </style:style>
    <style:style style:name="P22" style:family="paragraph" style:parent-style-name="Table_20_Contents">
      <style:text-properties officeooo:rsid="001ca45f" officeooo:paragraph-rsid="001ca45f"/>
    </style:style>
    <style:style style:name="P23" style:family="paragraph" style:parent-style-name="Table_20_Contents" style:list-style-name="L3">
      <style:text-properties fo:color="#c9211e" loext:opacity="100%" officeooo:rsid="001ca45f" officeooo:paragraph-rsid="001ca45f"/>
    </style:style>
    <style:style style:name="P24" style:family="paragraph" style:parent-style-name="Table_20_Contents" style:list-style-name="L4">
      <style:text-properties fo:color="#c9211e" loext:opacity="100%" officeooo:rsid="001ca45f" officeooo:paragraph-rsid="001ca45f"/>
    </style:style>
    <style:style style:name="P25" style:family="paragraph" style:parent-style-name="Table_20_Contents" style:list-style-name="L6">
      <style:text-properties fo:color="#c9211e" loext:opacity="100%" officeooo:rsid="001ca45f" officeooo:paragraph-rsid="001ca45f"/>
    </style:style>
    <style:style style:name="P26" style:family="paragraph" style:parent-style-name="Table_20_Contents">
      <style:text-properties officeooo:rsid="002265f4" officeooo:paragraph-rsid="002265f4"/>
    </style:style>
    <style:style style:name="P27" style:family="paragraph" style:parent-style-name="Table_20_Contents">
      <style:text-properties officeooo:rsid="00254988" officeooo:paragraph-rsid="00254988"/>
    </style:style>
    <style:style style:name="P28" style:family="paragraph" style:parent-style-name="Table_20_Contents" style:list-style-name="L6">
      <style:text-properties officeooo:rsid="00254988" officeooo:paragraph-rsid="00254988"/>
    </style:style>
    <style:style style:name="P29" style:family="paragraph" style:parent-style-name="Table_20_Contents" style:list-style-name="L6">
      <style:text-properties fo:font-weight="normal" officeooo:rsid="00279a70" officeooo:paragraph-rsid="00279a70" style:font-weight-asian="normal" style:font-weight-complex="normal"/>
    </style:style>
    <style:style style:name="P30" style:family="paragraph">
      <loext:graphic-properties draw:fill-color="#ffffff"/>
    </style:style>
    <style:style style:name="P31" style:family="paragraph">
      <loext:graphic-properties draw:fill-color="#ffffff"/>
      <style:text-properties fo:font-size="12pt"/>
    </style:style>
    <style:style style:name="P32" style:family="paragraph">
      <style:paragraph-properties fo:text-align="center"/>
    </style:style>
    <style:style style:name="P33" style:family="paragraph">
      <loext:graphic-properties draw:fill-color="#ffffff"/>
      <style:paragraph-properties fo:text-align="center"/>
    </style:style>
    <style:style style:name="P34" style:family="paragraph">
      <style:paragraph-properties fo:text-align="center" style:writing-mode="lr-tb"/>
      <style:text-properties fo:font-size="12pt"/>
    </style:style>
    <style:style style:name="P35" style:family="paragraph">
      <loext:graphic-properties draw:fill-color="#ffffff"/>
      <style:paragraph-properties fo:text-align="center" style:writing-mode="lr-tb"/>
      <style:text-properties fo:font-size="12pt"/>
    </style:style>
    <style:style style:name="T1" style:family="text">
      <style:text-properties officeooo:rsid="002265f4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2265f4" style:font-weight-asian="bold" style:font-weight-complex="bold"/>
    </style:style>
    <style:style style:name="T4" style:family="text">
      <style:text-properties officeooo:rsid="002382b9"/>
    </style:style>
    <style:style style:name="T5" style:family="text">
      <style:text-properties officeooo:rsid="0024c575"/>
    </style:style>
    <style:style style:name="T6" style:family="text">
      <style:text-properties officeooo:rsid="00254988"/>
    </style:style>
    <style:style style:name="T7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color="#000000" draw:fill-color="#ffffff" draw:textarea-horizontal-align="justify" draw:textarea-vertical-align="middle" draw:auto-grow-height="false" fo:min-height="0.0835in" fo:min-width="0.5654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svg:stroke-color="#000000" draw:fill-color="#ffffff" draw:textarea-horizontal-align="justify" draw:textarea-vertical-align="middle" draw:auto-grow-height="false" fo:min-height="0.6563in" fo:min-width="0.120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svg:stroke-color="#000000" draw:fill-color="#ffffff" draw:textarea-horizontal-align="justify" draw:textarea-vertical-align="middle" draw:auto-grow-height="false" fo:min-height="0.039in" fo:min-width="0.039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svg:stroke-color="#000000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svg:stroke-color="#000000" draw:fill-color="#ffffff" draw:textarea-horizontal-align="justify" draw:textarea-vertical-align="middle" draw:auto-grow-height="false" fo:min-height="0.4791in" fo:min-width="1.3854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svg:stroke-color="#000000" draw:fill-color="#ffffff" draw:textarea-horizontal-align="justify" draw:textarea-vertical-align="middle" draw:auto-grow-height="false" fo:min-height="0.0382in" fo:min-width="0.0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svg:stroke-color="#000000" draw:fill-color="#ffffff" draw:textarea-horizontal-align="justify" draw:textarea-vertical-align="middle" draw:auto-grow-height="false" fo:min-height="0.0382in" fo:min-width="0.040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8" style:family="graphic">
      <style:graphic-properties svg:stroke-color="#000000" draw:fill-color="#ffffff" draw:textarea-horizontal-align="justify" draw:textarea-vertical-align="middle" draw:auto-grow-height="false" fo:min-height="0.0335in" fo:min-width="0.0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9" style:family="graphic">
      <style:graphic-properties svg:stroke-color="#000000" draw:fill-color="#ffffff" draw:textarea-horizontal-align="justify" draw:textarea-vertical-align="middle" draw:auto-grow-height="false" fo:min-height="0.7417in" fo:min-width="2.33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0" style:family="graphic">
      <style:graphic-properties svg:stroke-color="#000000" draw:fill-color="#ffffff" draw:textarea-horizontal-align="justify" draw:textarea-vertical-align="middle" draw:auto-grow-height="false" fo:min-height="0.5083in" fo:min-width="1.8835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1" style:family="graphic">
      <style:graphic-properties svg:stroke-color="#000000" draw:fill-color="#ffffff" draw:textarea-horizontal-align="justify" draw:textarea-vertical-align="middle" draw:auto-grow-height="false" fo:min-height="0.0535in" fo:min-width="0.055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2" style:family="graphic">
      <style:graphic-properties svg:stroke-color="#000000" draw:fill-color="#ffffff" draw:textarea-horizontal-align="justify" draw:textarea-vertical-align="middle" draw:auto-grow-height="false" fo:min-height="0.0472in" fo:min-width="0.0425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3" style:family="graphic">
      <style:graphic-properties svg:stroke-color="#000000" draw:fill-color="#ffffff" draw:textarea-horizontal-align="justify" draw:textarea-vertical-align="middle" draw:auto-grow-height="false" fo:min-height="0.0425in" fo:min-width="0.0311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3654in" fo:min-width="0.099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5" style:family="graphic">
      <style:graphic-properties svg:stroke-color="#000000" draw:fill-color="#ffffff" draw:textarea-horizontal-align="justify" draw:textarea-vertical-align="middle" draw:auto-grow-height="false" fo:min-height="0.1043in" fo:min-width="0.5382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6" style:family="graphic">
      <style:graphic-properties svg:stroke-color="#000000" draw:fill-color="#ffffff" draw:textarea-horizontal-align="justify" draw:textarea-vertical-align="middle" draw:auto-grow-height="false" fo:min-height="0.5744in" fo:min-width="0.1827in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4957in" fo:min-width="0.7957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8" style:family="graphic">
      <style:graphic-properties svg:stroke-color="#000000" draw:fill-color="#ffffff" draw:textarea-horizontal-align="justify" draw:textarea-vertical-align="middle" draw:auto-grow-height="false" fo:min-height="0.6146in" fo:min-width="0.95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689in" fo:min-width="1.14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0" style:family="graphic">
      <style:graphic-properties svg:stroke-color="#000000" draw:fill-color="#ffffff" draw:textarea-horizontal-align="justify" draw:textarea-vertical-align="middle" draw:auto-grow-height="false" fo:min-height="0.6201in" fo:min-width="0.4429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1" style:family="graphic">
      <style:graphic-properties svg:stroke-color="#000000" draw:fill-color="#ffffff" draw:textarea-horizontal-align="justify" draw:textarea-vertical-align="middle" draw:auto-grow-height="false" fo:min-height="0.5283in" fo:min-width="0.911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2" style:family="graphic">
      <style:graphic-properties svg:stroke-color="#000000" draw:fill-color="#ffffff" draw:textarea-horizontal-align="justify" draw:textarea-vertical-align="middle" draw:auto-grow-height="false" fo:min-height="0.5752in" fo:min-width="0.906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3" style:family="graphic">
      <style:graphic-properties svg:stroke-color="#000000" draw:fill-color="#ffffff" draw:textarea-horizontal-align="justify" draw:textarea-vertical-align="middle" draw:auto-grow-height="false" fo:min-height="0.4992in" fo:min-width="1.2453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4" style:family="graphic">
      <style:graphic-properties svg:stroke-color="#000000" draw:fill-color="#ffffff" draw:textarea-horizontal-align="justify" draw:textarea-vertical-align="middle" draw:auto-grow-height="false" fo:min-height="0.7209in" fo:min-width="3.177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5" style:family="graphic">
      <style:graphic-properties svg:stroke-color="#000000" draw:fill-color="#ffffff" draw:textarea-horizontal-align="justify" draw:textarea-vertical-align="middle" draw:auto-grow-height="false" fo:min-height="0.4535in" fo:min-width="0.9098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6" style:family="graphic">
      <style:graphic-properties svg:stroke-color="#000000" draw:fill-color="#ffffff" draw:textarea-horizontal-align="justify" draw:textarea-vertical-align="middle" draw:auto-grow-height="false" fo:min-height="0.4437in" fo:min-width="0.722in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7" style:family="graphic">
      <style:graphic-properties svg:stroke-color="#000000" draw:fill-color="#ffffff" draw:textarea-horizontal-align="justify" draw:textarea-vertical-align="middle" draw:auto-grow-height="false" fo:min-height="0.3484in" fo:min-width="0.6429in" style:run-through="foreground" style:wrap="dynamic" style:number-wrapped-paragraphs="no-limit" style:wrap-contour="true" style:wrap-contour-mode="full" style:vertical-pos="from-top" style:vertical-rel="paragraph" style:horizontal-pos="from-left" style:horizontal-rel="paragraph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Fields and Attributes 3NF</text:p>
      <text:p text:style-name="P5"/>
      <text:p text:style-name="P1"/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2385996935824">
          <table:table-cell table:style-name="Table1.A1" office:value-type="string">
            <text:p text:style-name="P10">Entities</text:p>
          </table:table-cell>
          <table:table-cell table:style-name="Table1.A1" office:value-type="string">
            <text:p text:style-name="P10">Attributes</text:p>
          </table:table-cell>
          <table:table-cell table:style-name="Table1.C1" office:value-type="string">
            <text:p text:style-name="P10">Relationship</text:p>
          </table:table-cell>
        </table:table-row>
        <table:table-row table:style-name="TableLine2385996935824">
          <table:table-cell table:style-name="Table1.A2" office:value-type="string">
            <text:p text:style-name="P9">User</text:p>
          </table:table-cell>
          <table:table-cell table:style-name="Table1.A2" office:value-type="string">
            <text:list xml:id="list2850846666" text:style-name="L1">
              <text:list-item>
                <text:p text:style-name="P11">user_ID</text:p>
              </text:list-item>
              <text:list-item>
                <text:p text:style-name="P17">user_name</text:p>
              </text:list-item>
              <text:list-item>
                <text:p text:style-name="P17">user_email</text:p>
              </text:list-item>
              <text:list-item>
                <text:p text:style-name="P17">user_password</text:p>
              </text:list-item>
            </text:list>
          </table:table-cell>
          <table:table-cell table:style-name="Table1.C2" office:value-type="string">
            <text:p text:style-name="P26"/>
          </table:table-cell>
        </table:table-row>
        <table:table-row table:style-name="TableLine2385996935824">
          <table:table-cell table:style-name="Table1.A2" office:value-type="string">
            <text:p text:style-name="P9">Librarian</text:p>
          </table:table-cell>
          <table:table-cell table:style-name="Table1.A2" office:value-type="string">
            <text:list xml:id="list3161626475" text:style-name="L2">
              <text:list-item>
                <text:p text:style-name="P12">librarian_ID</text:p>
              </text:list-item>
              <text:list-item>
                <text:p text:style-name="P18">librarian_name</text:p>
              </text:list-item>
              <text:list-item>
                <text:p text:style-name="P18">librarian_email</text:p>
              </text:list-item>
              <text:list-item>
                <text:p text:style-name="P18">librarian_password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85996935824">
          <table:table-cell table:style-name="Table1.A2" office:value-type="string">
            <text:p text:style-name="P9">Book</text:p>
          </table:table-cell>
          <table:table-cell table:style-name="Table1.A2" office:value-type="string">
            <text:list xml:id="list3832162400" text:style-name="L3">
              <text:list-item>
                <text:p text:style-name="P13">book_ID</text:p>
              </text:list-item>
              <text:list-item>
                <text:p text:style-name="P19">book_title</text:p>
              </text:list-item>
              <text:list-item>
                <text:p text:style-name="P19">book_author</text:p>
              </text:list-item>
              <text:list-item>
                <text:p text:style-name="P19">book_year</text:p>
              </text:list-item>
              <text:list-item>
                <text:p text:style-name="P19">book_summary</text:p>
              </text:list-item>
              <text:list-item>
                <text:p text:style-name="P23">genre_ID</text:p>
              </text:list-item>
              <text:list-item>
                <text:p text:style-name="P23">librarian_ID</text:p>
              </text:list-item>
              <text:list-item>
                <text:p text:style-name="P19">book_added</text:p>
              </text:list-item>
            </text:list>
          </table:table-cell>
          <table:table-cell table:style-name="Table1.C2" office:value-type="string">
            <text:p text:style-name="Table_20_Contents"><text:span text:style-name="T3">-</text:span><text:span text:style-name="T1"> A book can be downloaded by many users (M : M).</text:span></text:p>
            <text:p text:style-name="P26">- Many books can be added by one librarian (M : 1)</text:p>
          </table:table-cell>
        </table:table-row>
        <table:table-row table:style-name="TableLine2385996935824">
          <table:table-cell table:style-name="Table1.A2" office:value-type="string">
            <text:p text:style-name="P9">Download</text:p>
          </table:table-cell>
          <table:table-cell table:style-name="Table1.A2" office:value-type="string">
            <text:list xml:id="list1587643953" text:style-name="L4">
              <text:list-item>
                <text:p text:style-name="P14">download_ID</text:p>
              </text:list-item>
              <text:list-item>
                <text:p text:style-name="P24">user_ID</text:p>
              </text:list-item>
              <text:list-item>
                <text:p text:style-name="P24">book_ID</text:p>
              </text:list-item>
            </text:list>
          </table:table-cell>
          <table:table-cell table:style-name="Table1.C2" office:value-type="string">
            <text:p text:style-name="Table_20_Contents">- <text:span text:style-name="T5">A book can be downloaded by many users (M : M)</text:span></text:p>
          </table:table-cell>
        </table:table-row>
        <table:table-row table:style-name="TableLine2385996935824">
          <table:table-cell table:style-name="Table1.A2" office:value-type="string">
            <text:p text:style-name="P9">Genre</text:p>
          </table:table-cell>
          <table:table-cell table:style-name="Table1.A2" office:value-type="string">
            <text:list xml:id="list758789138" text:style-name="L5">
              <text:list-item>
                <text:p text:style-name="P15">genre_ID</text:p>
              </text:list-item>
              <text:list-item>
                <text:p text:style-name="P20">genre_name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85996935824">
          <table:table-cell table:style-name="Table1.A2" office:value-type="string">
            <text:p text:style-name="P9">Admin</text:p>
          </table:table-cell>
          <table:table-cell table:style-name="Table1.A2" office:value-type="string">
            <text:list xml:id="list3824638365" text:style-name="L6">
              <text:list-item>
                <text:p text:style-name="P16">admin_ID</text:p>
              </text:list-item>
              <text:list-item>
                <text:p text:style-name="P21">admin_name</text:p>
              </text:list-item>
              <text:list-item>
                <text:p text:style-name="P21">admin_email</text:p>
              </text:list-item>
              <text:list-item>
                <text:p text:style-name="P21">admin_password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  <table:table-row table:style-name="TableLine2385996935824">
          <table:table-cell table:style-name="Table1.A2" office:value-type="string">
            <text:p text:style-name="P22">rating</text:p>
          </table:table-cell>
          <table:table-cell table:style-name="Table1.A2" office:value-type="string">
            <text:list xml:id="list195813350368116" text:continue-numbering="true" text:style-name="L6">
              <text:list-item>
                <text:p text:style-name="P16">rating_ID</text:p>
              </text:list-item>
              <text:list-item>
                <text:p text:style-name="P21">rating_star</text:p>
              </text:list-item>
              <text:list-item>
                <text:p text:style-name="P25">user_ID</text:p>
              </text:list-item>
              <text:list-item>
                <text:p text:style-name="P25">book_ID</text:p>
              </text:list-item>
            </text:list>
          </table:table-cell>
          <table:table-cell table:style-name="Table1.C2" office:value-type="string">
            <text:p text:style-name="Table_20_Contents">- <text:span text:style-name="T4">One book can be rated by many <text:s/>users (M : M)</text:span></text:p>
          </table:table-cell>
        </table:table-row>
        <table:table-row table:style-name="TableLine2385996935824">
          <table:table-cell table:style-name="Table1.A2" office:value-type="string">
            <text:p text:style-name="P27">Subscription </text:p>
          </table:table-cell>
          <table:table-cell table:style-name="Table1.A2" office:value-type="string">
            <text:list xml:id="list195815130023417" text:continue-numbering="true" text:style-name="L6">
              <text:list-item>
                <text:p text:style-name="P28"><text:span text:style-name="T2">subscription_ID</text:span></text:p>
              </text:list-item>
              <text:list-item>
                <text:p text:style-name="P29">subscription_email</text:p>
              </text:list-item>
            </text:list>
          </table:table-cell>
          <table:table-cell table:style-name="Table1.C2" office:value-type="string">
            <text:p text:style-name="Table_20_Contents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<text:soft-page-break/>DATA FLOW DIAGRAM </text:p>
      <text:p text:style-name="P1"/>
      <text:p text:style-name="P2">Data Flow Diagram for admin Login</text:p>
      <text:p text:style-name="P1"/>
      <text:p text:style-name="P1"/>
      <text:p text:style-name="P1"><draw:custom-shape text:anchor-type="paragraph" draw:z-index="0" draw:name="Shape1" draw:style-name="gr27" draw:text-style-name="P33" svg:width="1.0213in" svg:height="0.5543in" svg:x="-0.048in" svg:y="1.5756in"><text:p text:style-name="P32">Admin</text:p><draw:enhanced-geometry svg:viewBox="0 0 21600 21600" draw:glue-points="10800 0 0 10800 10800 21600 21600 10800" draw:text-areas="?f3 ?f3 ?f4 ?f4" draw:type="hexagon" draw:modifiers="5400" draw:enhanced-path="M ?f0 0 L ?f1 0 21600 10800 ?f1 21600 ?f0 21600 0 10800 Z N"><draw:equation draw:name="f0" draw:formula="$0 "/><draw:equation draw:name="f1" draw:formula="21600-$0 "/><draw:equation draw:name="f2" draw:formula="$0 *100/234"/><draw:equation draw:name="f3" draw:formula="?f2 +1700"/><draw:equation draw:name="f4" draw:formula="21600-?f3 "/><draw:handle draw:handle-position="$0 top" draw:handle-range-x-minimum="0" draw:handle-range-x-maximum="10800"/></draw:enhanced-geometry></draw:custom-shape><draw:custom-shape text:anchor-type="paragraph" draw:z-index="1" draw:name="Shape2" draw:style-name="gr26" draw:text-style-name="P33" svg:width="1.0213in" svg:height="0.6276in" svg:x="1.7752in" svg:y="1.5445in"><text:p text:style-name="P32">Login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10" draw:name="Shape2_1" draw:style-name="gr17" draw:text-style-name="P33" svg:width="1.1252in" svg:height="0.7004in" svg:x="4.452in" svg:y="0.1236in"><text:p text:style-name="P32">Add/Delete</text:p><text:p text:style-name="P32"><text:s/>Librarians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6" draw:name="Shape3_1" draw:style-name="gr21" draw:text-style-name="P33" svg:width="0.9689in" svg:height="0.5858in" svg:x="1.7646in" svg:y="0.0362in"><text:p text:style-name="P32">Librarian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2" draw:name="Shape16" draw:style-name="gr13" draw:text-style-name="P30" svg:width="0.1776in" svg:height="0.2398in" svg:x="4.2752in" svg:y="0.1425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1"><draw:line text:anchor-type="paragraph" draw:z-index="16" draw:name="Shape10" draw:style-name="gr4" draw:text-style-name="P32" svg:x1="2.7335in" svg:y1="0.0965in" svg:x2="4.4524in" svg:y2="0.0756in"><text:p/></draw:line></text:p>
      <text:p text:style-name="P1"/>
      <text:p text:style-name="P1"><draw:custom-shape text:anchor-type="paragraph" draw:z-index="14" draw:name="Shape8" draw:style-name="gr14" draw:text-style-name="P30" svg:width="0.198in" svg:height="0.4169in" svg:x="2.1602in" svg:y="0.1193in"><text:p/><draw:enhanced-geometry svg:viewBox="0 0 21600 21600" draw:text-areas="?f0 ?f7 ?f2 21600" draw:type="up-arrow" draw:modifiers="5400 5400" draw:enhanced-path="M ?f0 21600 L ?f0 ?f1 0 ?f1 10800 0 21600 ?f1 ?f2 ?f1 ?f2 2160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><draw:custom-shape text:anchor-type="paragraph" draw:z-index="11" draw:name="Shape2_4" draw:style-name="gr17" draw:text-style-name="P33" svg:width="1.1252in" svg:height="0.7004in" svg:x="5.5354in" svg:y="0.1299in"><text:p text:style-name="P32">Add/Delete</text:p><text:p text:style-name="P32"><text:s/>Genre</text:p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1"><draw:custom-shape text:anchor-type="paragraph" draw:z-index="2" draw:name="Shape3" draw:style-name="gr25" draw:text-style-name="P33" svg:width="0.9587in" svg:height="0.5024in" svg:x="3.5665in" svg:y="0.0008in"><text:p text:style-name="P32">Genr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3" draw:name="Shape17" draw:style-name="gr12" draw:text-style-name="P30" svg:width="0.2398in" svg:height="0.2713in" svg:x="5.2957in" svg:y="0.1382in"><text:p/><draw:enhanced-geometry svg:viewBox="0 0 21600 21600" draw:text-areas="?f4 ?f4 ?f3 ?f3" draw:type="star4" draw:modifiers="7553.75722543353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1"><draw:custom-shape text:anchor-type="paragraph" draw:z-index="13" draw:name="Shape7" draw:style-name="gr15" draw:text-style-name="P30" svg:width="0.615in" svg:height="0.2087in" svg:x="2.8583in" svg:y="0.029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line text:anchor-type="paragraph" draw:z-index="15" draw:name="Shape9" draw:style-name="gr4" draw:text-style-name="P32" svg:x1="4.5252in" svg:y1="0.1028in" svg:x2="5.5354in" svg:y2="0.0819in"><text:p/></draw:line><draw:custom-shape text:anchor-type="paragraph" draw:z-index="38" draw:name="Shape26" draw:style-name="gr1" draw:text-style-name="P30" svg:width="0.6461in" svg:height="0.1669in" svg:x="1.0772in" svg:y="0.0299in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/text:p>
      <text:p text:style-name="P1"><draw:custom-shape text:anchor-type="paragraph" draw:z-index="37" draw:name="Shape25_0" draw:style-name="gr2" draw:text-style-name="P30" svg:width="0.2398in" svg:height="0.7504in" svg:x="2.848in" svg:y="0.1402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><draw:custom-shape text:anchor-type="paragraph" draw:z-index="12" draw:name="Shape6" draw:style-name="gr16" draw:text-style-name="P30" svg:width="0.365in" svg:height="0.6567in" svg:x="2.1811in" svg:y="0.1465in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  <text:p text:style-name="P1"/>
      <text:p text:style-name="P1"/>
      <text:p text:style-name="P1"><draw:custom-shape text:anchor-type="paragraph" draw:z-index="9" draw:name="Shape3_3" draw:style-name="gr18" draw:text-style-name="P35" svg:width="1.0217in" svg:height="0.6803in" svg:x="1.9311in" svg:y="3.0382in"><text:p text:style-name="P34"><text:span text:style-name="T7">Changed </text:span></text:p><text:p text:style-name="P34"><text:span text:style-name="T7">Successfully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5" draw:name="Shape3_4" draw:style-name="gr10" draw:text-style-name="P30" svg:width="1.9378in" svg:height="0.563in" svg:x="2.9937in" svg:y="0.1236in"><text:p>Get full report on all being</text:p><text:p>Done on the platform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text:p>
      <text:p text:style-name="P1"><draw:custom-shape text:anchor-type="paragraph" draw:z-index="7" draw:name="Shape5" draw:style-name="gr20" draw:text-style-name="P33" svg:width="0.8858in" svg:height="1.2398in" svg:x="1.9311in" svg:y="0.0571in"><text:p text:style-name="P32">Setting</text:p><draw:enhanced-geometry svg:viewBox="0 0 21600 21600" draw:glue-points="10800 0 0 10800 10800 21600 21600 10800" draw:text-areas="5400 5400 16200 16200" draw:type="diamond" draw:enhanced-path="M 10800 0 L 21600 10800 10800 21600 0 10800 10800 0 Z N"/></draw:custom-shape></text:p>
      <text:p text:style-name="P1"/>
      <text:p text:style-name="P1"><draw:custom-shape text:anchor-type="paragraph" draw:z-index="24" draw:name="Shape18" draw:style-name="gr11" draw:text-style-name="P30" svg:width="0.313in" svg:height="0.3024in" svg:x="1.6189in" svg:y="0.1736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1"><draw:line text:anchor-type="paragraph" draw:z-index="20" draw:name="Shape14" draw:style-name="gr4" draw:text-style-name="P32" svg:x1="1.452in" svg:y1="2.6587in" svg:x2="1.452in" svg:y2="0.1484in"><text:p/></draw:line><draw:line text:anchor-type="paragraph" draw:z-index="21" draw:name="Shape15" draw:style-name="gr4" draw:text-style-name="P32" svg:x1="1.452in" svg:y1="0.1484in" svg:x2="1.9311in" svg:y2="0.1173in"><text:p/></draw:line></text:p>
      <text:p text:style-name="P3">After completing all </text:p>
      <text:p text:style-name="P3">the tasks Logout and </text:p>
      <text:p text:style-name="P4"><draw:custom-shape text:anchor-type="paragraph" draw:z-index="5" draw:name="Shape4_0" draw:style-name="gr22" draw:text-style-name="P33" svg:width="0.9067in" svg:height="0.5752in" svg:x="-0.0374in" svg:y="0.5819in"><text:p text:style-name="P32"><text:s/>Logout</text:p><draw:enhanced-geometry svg:viewBox="0 0 21600 21600" draw:type="rectangle" draw:enhanced-path="M 0 0 L 21600 0 21600 21600 0 21600 0 0 Z N"/></draw:custom-shape><draw:custom-shape text:anchor-type="paragraph" draw:z-index="8" draw:name="Shape3_2" draw:style-name="gr19" draw:text-style-name="P33" svg:width="1.2189in" svg:height="0.763in" svg:x="1.8583in" svg:y="0.4984in"><text:p text:style-name="P32">Password </text:p><text:p text:style-name="P32">Change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line text:anchor-type="paragraph" draw:z-index="17" draw:name="Shape11" draw:style-name="gr4" draw:text-style-name="P32" svg:x1="2.3685in" svg:y1="0.1465in" svg:x2="2.3583in" svg:y2="0.4984in"><text:p/></draw:line><draw:line text:anchor-type="paragraph" draw:z-index="18" draw:name="Shape12" draw:style-name="gr4" draw:text-style-name="P32" svg:x1="2.3791in" svg:y1="1.261in" svg:x2="2.3791in" svg:y2="1.6965in"><text:p/></draw:line><draw:line text:anchor-type="paragraph" draw:z-index="19" draw:name="Shape13" draw:style-name="gr4" draw:text-style-name="P32" svg:x1="1.9311in" svg:y1="2.0839in" svg:x2="1.452in" svg:y2="2.0839in"><text:p/></draw:line>return to the Main </text:p>
      <text:p text:style-name="P4">Page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7">USE CASE DIAGRAM FOR USER</text:p>
      <text:p text:style-name="P3"/>
      <text:p text:style-name="P3"/>
      <text:p text:style-name="P3"><draw:custom-shape text:anchor-type="paragraph" draw:z-index="3" draw:name="Shape4" draw:style-name="gr24" draw:text-style-name="P30" svg:width="3.1776in" svg:height="0.7213in" svg:x="3.848in" svg:y="0.0016in"><text:p><text:s/>Search Books by topic, Book Name, Most </text:p><text:p><text:s/>rated</text:p><draw:enhanced-geometry svg:viewBox="0 0 21600 21600" draw:type="rectangle" draw:enhanced-path="M 0 0 L 21600 0 21600 21600 0 21600 0 0 Z N"/></draw:custom-shape></text:p>
      <text:p text:style-name="P3"><draw:custom-shape text:anchor-type="paragraph" draw:z-index="31" draw:name="Shape22" draw:style-name="gr8" draw:text-style-name="P30" svg:width="0.2189in" svg:height="0.1878in" svg:x="3.6811in" svg:y="0.1138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3"><draw:line text:anchor-type="paragraph" draw:z-index="28" draw:name="Shape19" draw:style-name="gr4" draw:text-style-name="P32" svg:x1="1.8898in" svg:y1="0.7764in" svg:x2="3.848in" svg:y2="0.0055in"><text:p/></draw:line></text:p>
      <text:p text:style-name="P3"/>
      <text:p text:style-name="P3"/>
      <text:p text:style-name="P3"/>
      <text:p text:style-name="P3"><draw:custom-shape text:anchor-type="paragraph" draw:z-index="26" draw:name="Shape4_2" draw:style-name="gr9" draw:text-style-name="P30" svg:width="2.3335in" svg:height="0.7421in" svg:x="3.8374in" svg:y="0.1327in"><text:p><text:s/>Read summary of a book,</text:p><text:p><text:s/>But download is required for full</text:p><text:p><text:s/>Reading (download after Login)</text:p><draw:enhanced-geometry svg:viewBox="0 0 21600 21600" draw:type="rectangle" draw:enhanced-path="M 0 0 L 21600 0 21600 21600 0 21600 0 0 Z N"/></draw:custom-shape></text:p>
      <text:p text:style-name="P3"><draw:custom-shape text:anchor-type="paragraph" draw:z-index="4" draw:name="Shape2_0" draw:style-name="gr23" draw:text-style-name="P30" svg:width="1.7606in" svg:height="0.7067in" svg:x="0.1917in" svg:y="-0.0008in"><text:p/><text:p/><text:p/><text:p/><text:p/><text:p/><text:p/><text:p/><text:p/><text:p/><text:p/><text:p/><text:p/><text:p text:style-name="P32">USER</text:p><text:p/><text:p/><text:p/><text:p/><text:p/><text:p/><text:p/><text:p/><text:p/><text:p/><text:p/><text:p text:style-name="P32"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"><draw:line text:anchor-type="paragraph" draw:z-index="29" draw:name="Shape20" draw:style-name="gr4" draw:text-style-name="P32" svg:x1="2.2126in" svg:y1="0.1992in" svg:x2="3.8378in" svg:y2="0.1783in"><text:p/></draw:line><draw:custom-shape text:anchor-type="paragraph" draw:z-index="32" draw:name="Shape23" draw:style-name="gr7" draw:text-style-name="P30" svg:width="0.2295in" svg:height="0.2189in" svg:x="3.6083in" svg:y="0.0638in"><text:p/><draw:enhanced-geometry svg:viewBox="0 0 21600 21600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3"/>
      <text:p text:style-name="P3"/>
      <text:p text:style-name="P3"><draw:line text:anchor-type="paragraph" draw:z-index="30" draw:name="Shape21" draw:style-name="gr4" draw:text-style-name="P32" svg:x1="2.0457in" svg:y1="0.0827in" svg:x2="3.8685in" svg:y2="0.937in"><text:p/></draw:line></text:p>
      <text:p text:style-name="P3"><draw:line text:anchor-type="paragraph" draw:z-index="35" draw:name="Shape21_0" draw:style-name="gr4" draw:text-style-name="P32" svg:x1="1.5252in" svg:y1="0.1201in" svg:x2="3.9106in" svg:y2="1.839in"><text:p/></draw:line></text:p>
      <text:p text:style-name="P3"/>
      <text:p text:style-name="P3"><draw:custom-shape text:anchor-type="paragraph" draw:z-index="27" draw:name="Shape4_3" draw:style-name="gr5" draw:text-style-name="P30" svg:width="1.3858in" svg:height="0.4795in" svg:x="3.8689in" svg:y="0.1016in"><text:p><text:s/>Can rate a book</text:p><draw:enhanced-geometry svg:viewBox="0 0 21600 21600" draw:type="rectangle" draw:enhanced-path="M 0 0 L 21600 0 21600 21600 0 21600 0 0 Z N"/></draw:custom-shape></text:p>
      <text:p text:style-name="P3"><draw:custom-shape text:anchor-type="paragraph" draw:z-index="33" draw:name="Shape24_1" draw:style-name="gr6" draw:text-style-name="P30" svg:width="0.2189in" svg:height="0.2189in" svg:x="3.702in" svg:y="0.0555in"><text:p/><draw:enhanced-geometry svg:viewBox="0 0 21600 21600" draw:text-areas="?f4 ?f4 ?f3 ?f3" draw:mirror-horizontal="false" draw:mirror-vertical="false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draw:custom-shape text:anchor-type="paragraph" draw:z-index="36" draw:name="Shape24_0" draw:style-name="gr3" draw:text-style-name="P31" svg:width="0.2197in" svg:height="0.2197in" svg:x="3.702in" svg:y="1.1055in"><text:p/><draw:enhanced-geometry svg:viewBox="0 0 21600 21600" draw:mirror-horizontal="false" draw:mirror-vertical="false" draw:text-areas="?f4 ?f4 ?f3 ?f3" draw:type="star4" draw:modifiers="8100" draw:enhanced-path="M 0 10800 L ?f4 ?f4 10800 0 ?f3 ?f4 21600 10800 ?f3 ?f3 10800 21600 ?f4 ?f3 0 10800 Z N"><draw:equation draw:name="f0" draw:formula="7600"/><draw:equation draw:name="f1" draw:formula="?f0 *$0 /10800"/><draw:equation draw:name="f2" draw:formula="?f0 -?f1 "/><draw:equation draw:name="f3" draw:formula="10800+?f2 "/><draw:equation draw:name="f4" draw:formula="10800-?f2 "/><draw:handle draw:handle-position="$0 10800" draw:handle-range-x-minimum="0" draw:handle-range-x-maximum="10800"/></draw:enhanced-geometry></draw:custom-shape></text:p>
      <text:p text:style-name="P3"/>
      <text:p text:style-name="P3"/>
      <text:p text:style-name="P3"/>
      <text:p text:style-name="P3"/>
      <text:p text:style-name="P3"><draw:custom-shape text:anchor-type="paragraph" draw:z-index="34" draw:name="Shape4_4" draw:style-name="gr5" draw:text-style-name="P30" svg:width="1.3858in" svg:height="0.4795in" svg:x="3.9102in" svg:y="0.0764in"><text:p><text:s/>Can subscribe to </text:p><text:p><text:s/>The platform</text:p><draw:enhanced-geometry svg:viewBox="0 0 21600 21600" draw:type="rectangle" draw:enhanced-path="M 0 0 L 21600 0 21600 21600 0 21600 0 0 Z N"/></draw:custom-shap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0T11:57:54.021000000</meta:creation-date>
    <dc:date>2021-10-10T19:58:12.717000000</dc:date>
    <meta:editing-duration>PT1H10M27S</meta:editing-duration>
    <meta:editing-cycles>8</meta:editing-cycles>
    <meta:generator>LibreOffice/7.1.4.2$Windows_X86_64 LibreOffice_project/a529a4fab45b75fefc5b6226684193eb000654f6</meta:generator>
    <meta:document-statistic meta:table-count="1" meta:image-count="0" meta:object-count="0" meta:page-count="3" meta:paragraph-count="54" meta:word-count="151" meta:character-count="804" meta:non-whitespace-character-count="732"/>
  </office:meta>
</office:document-meta>
</file>